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CBA3409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784cm" style:page-number="0" table:align="left"/>
    </style:style>
    <style:style style:name="Shortcuts.A" style:family="table-column">
      <style:table-column-properties style:column-width="5.715cm"/>
    </style:style>
    <style:style style:name="Shortcuts.B" style:family="table-column">
      <style:table-column-properties style:column-width="3.069cm"/>
    </style:style>
    <style:style style:name="Shortcuts.A1" style:family="table-cell">
      <style:table-cell-properties style:vertical-align="middle" fo:background-color="#e6ff00" fo:padding="0cm" fo:border="none">
        <style:background-image/>
      </style:table-cell-properties>
    </style:style>
    <style:style style:name="Shortcuts.B1" style:family="table-cell">
      <style:table-cell-properties fo:background-color="#e6ff00" fo:padding="0cm" fo:border="none">
        <style:background-image/>
      </style:table-cell-properties>
    </style:style>
    <style:style style:name="Shortcuts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Shortcuts.B2" style:family="table-cell">
      <style:table-cell-properties fo:background-color="transparent" fo:padding="0cm" fo:border="none">
        <style:background-image/>
      </style:table-cell-properties>
    </style:style>
    <style:style style:name="Tabla1" style:family="table" style:master-page-name="">
      <style:table-properties style:width="9.022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699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>
      <style:text-properties style:text-underline-style="none"/>
    </style:style>
    <style:style style:name="P3" style:family="paragraph" style:parent-style-name="MiRenglonEspecial">
      <style:paragraph-properties fo:text-align="start" style:justify-single-word="false"/>
      <style:text-properties style:font-name="Apple Garamond1"/>
    </style:style>
    <style:style style:name="P4" style:family="paragraph" style:parent-style-name="MiRenglonEspecial">
      <style:paragraph-properties fo:margin-left="0.212cm" fo:margin-right="0cm" fo:margin-top="0.101cm" fo:margin-bottom="0.101cm" fo:text-align="start" style:justify-single-word="false" fo:text-indent="0cm" style:auto-text-indent="false" fo:padding="0cm" fo:border="none" style:shadow="none" fo:keep-with-next="always">
        <style:tab-stops/>
      </style:paragraph-properties>
    </style:style>
    <style:style style:name="P5" style:family="paragraph" style:parent-style-name="MiRenglonEspecial">
      <style:paragraph-properties fo:margin-top="0.101cm" fo:margin-bottom="0.101cm" fo:text-align="start" style:justify-single-word="false" fo:background-color="transparent" fo:padding="0cm" fo:border="none" style:shadow="none" fo:keep-with-next="always">
        <style:tab-stops/>
        <style:background-image/>
      </style:paragraph-properties>
      <style:text-properties fo:background-color="transparent"/>
    </style:style>
    <style:style style:name="P6" style:family="paragraph" style:parent-style-name="MiRenglonEspecial">
      <style:paragraph-properties fo:margin-left="0cm" fo:margin-right="0cm" fo:text-indent="0cm" style:auto-text-indent="false"/>
    </style:style>
    <style:style style:name="P7" style:family="paragraph" style:parent-style-name="MiRenglonEspecial">
      <style:text-properties fo:background-color="transparent"/>
    </style:style>
    <style:style style:name="P8" style:family="paragraph" style:parent-style-name="MiRenglonEspecialDerecho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2435*" fo:start-indent="0cm" fo:end-indent="0.356cm"/>
          <style:column style:rel-width="33100*" fo:start-indent="0.356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-1.401cm" svg:y="-1.401cm" svg:width="21.59cm" svg:height="2.461cm" draw:z-index="0"><draw:image xlink:href="Pictures/10000201000002FA00000056CBA3409D.png" xlink:type="simple" xlink:show="embed" xlink:actuate="onLoad"/></draw:frame></text:p>
      <text:section text:style-name="Sect1" text:name="Sección1">
        <text:p text:style-name="MiTitulo2">Für die Kasse (lemon)</text:p>
        <text:p text:style-name="MiTitulo2">Für's Büro (squeeze)</text:p>
      </text:section>
      <text:p text:style-name="MiCuerpo1"/>
      <text:section text:style-name="Sect2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Kasse starten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In Feld “Artikelnummer” wechseln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Barzahlung</text:p>
            </table:table-cell>
            <table:table-cell table:style-name="Shortcuts.B1" office:value-type="string">
              <text:p text:style-name="MiRenglonEspecialDerecho">Alt+S</text:p>
            </table:table-cell>
          </table:table-row>
          <table:table-row>
            <table:table-cell table:style-name="Shortcuts.A2" office:value-type="string">
              <text:p text:style-name="MiRenglonEspecial">Kartenzahlung</text:p>
            </table:table-cell>
            <table:table-cell table:style-name="Shortcuts.B2" office:value-type="string">
              <text:p text:style-name="MiRenglonEspecialDerecho">Alt+R </text:p>
            </table:table-cell>
          </table:table-row>
          <table:table-row>
            <table:table-cell table:style-name="Shortcuts.A1" office:value-type="string">
              <text:p text:style-name="MiRenglonEspecial">In Feld “Begeben” wechslen</text:p>
            </table:table-cell>
            <table:table-cell table:style-name="Shortcuts.B1" office:value-type="string">
              <text:p text:style-name="MiRenglonEspecialDerecho">Alt+A</text:p>
            </table:table-cell>
          </table:table-row>
          <table:table-row>
            <table:table-cell table:style-name="Shortcuts.A2" office:value-type="string">
              <text:p text:style-name="P6"><text:s/>Produktsuche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Produktliste ein- /ausblenden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Postenstorno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Bon abbrechen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Bonstorno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Bon nochmal drucken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Preisauskunft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Bargeldbestand erfragen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P6"><text:s/>Barentnahme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Bareinlage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Kassenabschluß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Tagesbericht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An- / Abmelden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  <table:table-row>
            <table:table-cell table:style-name="Shortcuts.A1" office:value-type="string">
              <text:p text:style-name="P5">Bestellung aufnehmen</text:p>
            </table:table-cell>
            <table:table-cell table:style-name="Shortcuts.B1" office:value-type="string">
              <text:p text:style-name="MiRenglonEspecialDerecho">Pg Up</text:p>
            </table:table-cell>
          </table:table-row>
          <table:table-row>
            <table:table-cell table:style-name="Shortcuts.A2" office:value-type="string">
              <text:p text:style-name="P6"><text:s/>Bestellung abschließen</text:p>
            </table:table-cell>
            <table:table-cell table:style-name="Shortcuts.B2" office:value-type="string">
              <text:p text:style-name="MiRenglonEspecialDerecho">Pg Down</text:p>
            </table:table-cell>
          </table:table-row>
          <table:table-row>
            <table:table-cell table:style-name="Shortcuts.A1" office:value-type="string">
              <text:p text:style-name="P4">Status einer Bestllung ändern</text:p>
            </table:table-cell>
            <table:table-cell table:style-name="Shortcuts.B1" office:value-type="string">
              <text:p text:style-name="MiRenglonEspecialDerecho">Ctrl-PgUp</text:p>
            </table:table-cell>
          </table:table-row>
          <table:table-row>
            <table:table-cell table:style-name="Shortcuts.A2" office:value-type="string">
              <text:p text:style-name="MiRenglonEspecial">Bildschirm sperren</text:p>
            </table:table-cell>
            <table:table-cell table:style-name="Shortcuts.B2" office:value-type="string">
              <text:p text:style-name="MiRenglonEspecialDerecho">Ctrl-Space</text:p>
            </table:table-cell>
          </table:table-row>
          <table:table-row>
            <table:table-cell table:style-name="Shortcuts.A1" office:value-type="string">
              <text:p text:style-name="P6"><text:s/>Bon zwischenspeichern</text:p>
            </table:table-cell>
            <table:table-cell table:style-name="Shortcuts.B1" office:value-type="string">
              <text:p text:style-name="MiRenglonEspecialDerecho">Ctrl-Backspace</text:p>
            </table:table-cell>
          </table:table-row>
          <table:table-row>
            <table:table-cell table:style-name="Shortcuts.A2" office:value-type="string">
              <text:p text:style-name="P6"><text:s/>Bon fortsetzen</text:p>
            </table:table-cell>
            <table:table-cell table:style-name="Shortcuts.B2" office:value-type="string">
              <text:p text:style-name="MiRenglonEspecialDerecho">Ctrl-R</text:p>
            </table:table-cell>
          </table:table-row>
          <table:table-row>
            <table:table-cell table:style-name="Shortcuts.A1" office:value-type="string">
              <text:p text:style-name="MiRenglonEspecial">Barrabatt einräumen</text:p>
            </table:table-cell>
            <table:table-cell table:style-name="Shortcuts.B1" office:value-type="string">
              <text:p text:style-name="MiRenglonEspecialDerecho">Ctrl-D</text:p>
            </table:table-cell>
          </table:table-row>
          <table:table-row>
            <table:table-cell table:style-name="Shortcuts.A2" office:value-type="string">
              <text:p text:style-name="P7">Infotext auf Bon drucken</text:p>
            </table:table-cell>
            <table:table-cell table:style-name="Shortcuts.B2" office:value-type="string">
              <text:p text:style-name="P8">Ctrl-F5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6"><text:s/>An- /Abmelden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Produktliste an/au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Angebote bearbeiten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Kategoroen bearbeiten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Maße und Gewichte bearbeiten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Benutzer bearbeiten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Kunden bearbeiten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Kassenvorgänge ansehen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Kassenabschlüsse ansehen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Geldbewegungen ansehen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Wareneingang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Warenausgang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Bestandskorrektur</text:p>
            </table:table-cell>
            <table:table-cell table:style-name="Tabla1.B1" office:value-type="string">
              <text:p text:style-name="MiRenglonEspecialDerecho"><text:span text:style-name="MioNormal">F4</text:span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212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ize="9pt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6T12:27:10</meta:creation-date>
    <dc:date>2012-08-03T16:10:06</dc:date>
    <meta:editing-duration>PT15H44M59S</meta:editing-duration>
    <meta:editing-cycles>119</meta:editing-cycles>
    <meta:generator>OpenOffice.org/3.2$Linux OpenOffice.org_project/320m12$Build-9483</meta:generator>
    <dc:creator>user </dc:creator>
    <meta:document-statistic meta:table-count="2" meta:image-count="1" meta:object-count="0" meta:page-count="1" meta:paragraph-count="81" meta:word-count="129" meta:character-count="966"/>
  </office:meta>
</office:document-meta>
</file>